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4.46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portion</text:p>
          </table:table-cell>
          <table:table-cell office:value-type="string">
            <text:p>longueur</text:p>
          </table:table-cell>
          <table:table-cell office:value-type="string">
            <text:p>altitude</text:p>
          </table:table-cell>
          <table:table-cell office:value-type="string">
            <text:p>différence altitude</text:p>
          </table:table-cell>
          <table:table-cell office:value-type="string">
            <text:p>alpha</text:p>
          </table:table-cell>
          <table:table-cell office:value-type="string">
            <text:p>distance</text:p>
          </table:table-cell>
          <table:table-cell office:value-type="string">
            <text:p>tronçon (sans découp)</text:p>
          </table:table-cell>
          <table:table-cell office:value-type="string">
            <text:p>longueur</text:p>
          </table:table-cell>
          <table:table-cell office:value-type="string">
            <text:p>alpha (degré)</text:p>
          </table:table-cell>
          <table:table-cell office:value-type="string">
            <text:p>distan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5.1">
            <text:p>105,1</text:p>
          </table:table-cell>
          <table:table-cell office:value-type="float" office:value="94.8">
            <text:p>94,8</text:p>
          </table:table-cell>
          <table:table-cell table:formula="of:=[.C3]-[.C2]" office:value-type="float" office:value="0.0499999999999972">
            <text:p>0,05</text:p>
          </table:table-cell>
          <table:table-cell table:formula="of:=ATAN([.D2]/[.B2])*360/(2*3.141592)" office:value-type="float" office:value="0.0272577483875453">
            <text:p>0,03</text:p>
          </table:table-cell>
          <table:table-cell table:formula="of:=[.B2]" office:value-type="float" office:value="105.1">
            <text:p>105,1</text:p>
          </table:table-cell>
          <table:table-cell office:value-type="float" office:value="1">
            <text:p>1</text:p>
          </table:table-cell>
          <table:table-cell office:value-type="float" office:value="280.73">
            <text:p>280,73</text:p>
          </table:table-cell>
          <table:table-cell office:value-type="float" office:value="-0.12">
            <text:p>-0,12</text:p>
          </table:table-cell>
          <table:table-cell table:formula="of:=[.H2]" office:value-type="float" office:value="280.73">
            <text:p>280,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1">
            <text:p>105,1</text:p>
          </table:table-cell>
          <table:table-cell office:value-type="float" office:value="94.85">
            <text:p>94,85</text:p>
          </table:table-cell>
          <table:table-cell table:formula="of:=[.C4]-[.C3]" office:value-type="float" office:value="-0.640000000000001">
            <text:p>-0,64</text:p>
          </table:table-cell>
          <table:table-cell table:formula="of:=ATAN([.D3]/[.B3])*360/(2*3.141592)" office:value-type="float" office:value="-0.348894893237156">
            <text:p>-0,35</text:p>
          </table:table-cell>
          <table:table-cell table:formula="of:=[.B3]+[.F2]" office:value-type="float" office:value="210.2">
            <text:p>210,2</text:p>
          </table:table-cell>
          <table:table-cell/>
          <table:table-cell/>
          <table:table-cell office:value-type="float" office:value="-0.12">
            <text:p>-0,12</text:p>
          </table:table-cell>
          <table:table-cell table:formula="of:=[.H3]+[.J2]" office:value-type="float" office:value="280.73">
            <text:p>280,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5.1">
            <text:p>105,1</text:p>
          </table:table-cell>
          <table:table-cell office:value-type="float" office:value="94.21">
            <text:p>94,21</text:p>
          </table:table-cell>
          <table:table-cell table:formula="of:=[.C5]-[.C4]" office:value-type="float" office:value="-0.0999999999999943">
            <text:p>-0,1</text:p>
          </table:table-cell>
          <table:table-cell table:formula="of:=ATAN([.D4]/[.B4])*360/(2*3.141592)" office:value-type="float" office:value="-0.0545154844368201">
            <text:p>-0,05</text:p>
          </table:table-cell>
          <table:table-cell table:formula="of:=[.B4]+[.F3]" office:value-type="float" office:value="315.3">
            <text:p>315,3</text:p>
          </table:table-cell>
          <table:table-cell/>
          <table:table-cell/>
          <table:table-cell office:value-type="float" office:value="-0.12">
            <text:p>-0,12</text:p>
          </table:table-cell>
          <table:table-cell table:formula="of:=[.H4]+[.J3]" office:value-type="float" office:value="280.73">
            <text:p>280,7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5.1">
            <text:p>105,1</text:p>
          </table:table-cell>
          <table:table-cell office:value-type="float" office:value="94.11">
            <text:p>94,11</text:p>
          </table:table-cell>
          <table:table-cell table:formula="of:=[.C6]-[.C5]" office:value-type="float" office:value="0.299999999999997">
            <text:p>0,3</text:p>
          </table:table-cell>
          <table:table-cell table:formula="of:=ATAN([.D5]/[.B5])*360/(2*3.141592)" office:value-type="float" office:value="0.163546058487687">
            <text:p>0,16</text:p>
          </table:table-cell>
          <table:table-cell table:formula="of:=[.B5]+[.F4]" office:value-type="float" office:value="420.4">
            <text:p>420,4</text:p>
          </table:table-cell>
          <table:table-cell office:value-type="float" office:value="2">
            <text:p>2</text:p>
          </table:table-cell>
          <table:table-cell office:value-type="float" office:value="96.14">
            <text:p>96,14</text:p>
          </table:table-cell>
          <table:table-cell office:value-type="float" office:value="0.16">
            <text:p>0,16</text:p>
          </table:table-cell>
          <table:table-cell table:formula="of:=[.H5]+[.J4]" office:value-type="float" office:value="376.87">
            <text:p>376,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5.1">
            <text:p>105,1</text:p>
          </table:table-cell>
          <table:table-cell office:value-type="float" office:value="94.41">
            <text:p>94,41</text:p>
          </table:table-cell>
          <table:table-cell table:formula="of:=[.C7]-[.C6]" office:value-type="float" office:value="0.430000000000007">
            <text:p>0,43</text:p>
          </table:table-cell>
          <table:table-cell table:formula="of:=ATAN([.D6]/[.B6])*360/(2*3.141592)" office:value-type="float" office:value="0.234415345858185">
            <text:p>0,23</text:p>
          </table:table-cell>
          <table:table-cell table:formula="of:=[.B6]+[.F5]" office:value-type="float" office:value="525.5">
            <text:p>525,5</text:p>
          </table:table-cell>
          <table:table-cell office:value-type="float" office:value="3">
            <text:p>3</text:p>
          </table:table-cell>
          <table:table-cell office:value-type="float" office:value="46.27">
            <text:p>46,27</text:p>
          </table:table-cell>
          <table:table-cell office:value-type="float" office:value="0.23">
            <text:p>0,23</text:p>
          </table:table-cell>
          <table:table-cell table:formula="of:=[.H6]+[.J5]" office:value-type="float" office:value="423.14">
            <text:p>423,1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5.1">
            <text:p>105,1</text:p>
          </table:table-cell>
          <table:table-cell office:value-type="float" office:value="94.84">
            <text:p>94,84</text:p>
          </table:table-cell>
          <table:table-cell table:formula="of:=[.C8]-[.C7]" office:value-type="float" office:value="0.469999999999999">
            <text:p>0,47</text:p>
          </table:table-cell>
          <table:table-cell table:formula="of:=ATAN([.D7]/[.B7])*360/(2*3.141592)" office:value-type="float" office:value="0.256221146197226">
            <text:p>0,26</text:p>
          </table:table-cell>
          <table:table-cell table:formula="of:=[.B7]+[.F6]" office:value-type="float" office:value="630.6">
            <text:p>630,6</text:p>
          </table:table-cell>
          <table:table-cell office:value-type="float" office:value="4">
            <text:p>4</text:p>
          </table:table-cell>
          <table:table-cell office:value-type="float" office:value="88.7">
            <text:p>88,7</text:p>
          </table:table-cell>
          <table:table-cell office:value-type="float" office:value="0.25">
            <text:p>0,25</text:p>
          </table:table-cell>
          <table:table-cell table:formula="of:=[.H7]+[.J6]" office:value-type="float" office:value="511.84">
            <text:p>511,8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5.1">
            <text:p>105,1</text:p>
          </table:table-cell>
          <table:table-cell office:value-type="float" office:value="95.31">
            <text:p>95,31</text:p>
          </table:table-cell>
          <table:table-cell table:formula="of:=[.C9]-[.C8]" office:value-type="float" office:value="1.06">
            <text:p>1,06</text:p>
          </table:table-cell>
          <table:table-cell table:formula="of:=ATAN([.D8]/[.B8])*360/(2*3.141592)" office:value-type="float" office:value="0.577844717156856">
            <text:p>0,58</text:p>
          </table:table-cell>
          <table:table-cell table:formula="of:=[.B8]+[.F7]" office:value-type="float" office:value="735.7">
            <text:p>735,7</text:p>
          </table:table-cell>
          <table:table-cell office:value-type="float" office:value="5">
            <text:p>5</text:p>
          </table:table-cell>
          <table:table-cell office:value-type="float" office:value="211.38">
            <text:p>211,38</text:p>
          </table:table-cell>
          <table:table-cell table:formula="of:=(0.5*([.E7])+[.E8]+0.5*[.E9])/2" office:value-type="float" office:value="0.55875950270295">
            <text:p>0,56</text:p>
          </table:table-cell>
          <table:table-cell table:formula="of:=[.H8]+[.J7]" office:value-type="float" office:value="723.22">
            <text:p>723,2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5.1">
            <text:p>105,1</text:p>
          </table:table-cell>
          <table:table-cell office:value-type="float" office:value="96.37">
            <text:p>96,37</text:p>
          </table:table-cell>
          <table:table-cell table:formula="of:=[.C10]-[.C9]" office:value-type="float" office:value="1.50999999999999">
            <text:p>1,51</text:p>
          </table:table-cell>
          <table:table-cell table:formula="of:=ATAN([.D9]/[.B9])*360/(2*3.141592)" office:value-type="float" office:value="0.823127430300862">
            <text:p>0,82</text:p>
          </table:table-cell>
          <table:table-cell table:formula="of:=[.B9]+[.F8]" office:value-type="float" office:value="840.8">
            <text:p>840,8</text:p>
          </table:table-cell>
          <table:table-cell/>
          <table:table-cell/>
          <table:table-cell office:value-type="float" office:value="0.56">
            <text:p>0,56</text:p>
          </table:table-cell>
          <table:table-cell table:formula="of:=[.H9]+[.J8]" office:value-type="float" office:value="723.22">
            <text:p>723,2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5.1">
            <text:p>105,1</text:p>
          </table:table-cell>
          <table:table-cell office:value-type="float" office:value="97.88">
            <text:p>97,88</text:p>
          </table:table-cell>
          <table:table-cell table:formula="of:=[.C11]-[.C10]" office:value-type="float" office:value="0.88000000000001">
            <text:p>0,88</text:p>
          </table:table-cell>
          <table:table-cell table:formula="of:=ATAN([.D10]/[.B10])*360/(2*3.141592)" office:value-type="float" office:value="0.479725197362523">
            <text:p>0,48</text:p>
          </table:table-cell>
          <table:table-cell table:formula="of:=[.B10]+[.F9]" office:value-type="float" office:value="945.9">
            <text:p>945,9</text:p>
          </table:table-cell>
          <table:table-cell office:value-type="float" office:value="6">
            <text:p>6</text:p>
          </table:table-cell>
          <table:table-cell office:value-type="float" office:value="133.32">
            <text:p>133,32</text:p>
          </table:table-cell>
          <table:table-cell office:value-type="float" office:value="0.8">
            <text:p>0,8</text:p>
          </table:table-cell>
          <table:table-cell table:formula="of:=[.H10]+[.J9]" office:value-type="float" office:value="856.54">
            <text:p>856,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5.1">
            <text:p>105,1</text:p>
          </table:table-cell>
          <table:table-cell office:value-type="float" office:value="98.76">
            <text:p>98,76</text:p>
          </table:table-cell>
          <table:table-cell table:formula="of:=[.C12]-[.C11]" office:value-type="float" office:value="-0.300000000000011">
            <text:p>-0,3</text:p>
          </table:table-cell>
          <table:table-cell table:formula="of:=ATAN([.D11]/[.B11])*360/(2*3.141592)" office:value-type="float" office:value="-0.163546058487695">
            <text:p>-0,16</text:p>
          </table:table-cell>
          <table:table-cell table:formula="of:=[.B11]+[.F10]" office:value-type="float" office:value="1051">
            <text:p>1051</text:p>
          </table:table-cell>
          <table:table-cell office:value-type="float" office:value="7">
            <text:p>7</text:p>
          </table:table-cell>
          <table:table-cell office:value-type="float" office:value="86.93">
            <text:p>86,93</text:p>
          </table:table-cell>
          <table:table-cell table:formula="of:=([.E10]+0.5*[.E9])/1.5" office:value-type="float" office:value="0.594192608341969">
            <text:p>0,59</text:p>
          </table:table-cell>
          <table:table-cell table:formula="of:=[.H11]+[.J10]" office:value-type="float" office:value="943.47">
            <text:p>943,4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5.1">
            <text:p>105,1</text:p>
          </table:table-cell>
          <table:table-cell office:value-type="float" office:value="98.46">
            <text:p>98,46</text:p>
          </table:table-cell>
          <table:table-cell table:formula="of:=[.C13]-[.C12]" office:value-type="float" office:value="-2.66">
            <text:p>-2,66</text:p>
          </table:table-cell>
          <table:table-cell table:formula="of:=ATAN([.D12]/[.B12])*360/(2*3.141592)" office:value-type="float" office:value="-1.44980281598678">
            <text:p>-1,45</text:p>
          </table:table-cell>
          <table:table-cell table:formula="of:=[.B12]+[.F11]" office:value-type="float" office:value="1156.1">
            <text:p>1156,1</text:p>
          </table:table-cell>
          <table:table-cell office:value-type="float" office:value="8">
            <text:p>8</text:p>
          </table:table-cell>
          <table:table-cell office:value-type="float" office:value="94.3">
            <text:p>94,3</text:p>
          </table:table-cell>
          <table:table-cell office:value-type="float" office:value="0">
            <text:p>0</text:p>
          </table:table-cell>
          <table:table-cell table:formula="of:=[.H12]+[.J11]" office:value-type="float" office:value="1037.77">
            <text:p>1037,7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5.1">
            <text:p>105,1</text:p>
          </table:table-cell>
          <table:table-cell office:value-type="float" office:value="95.8">
            <text:p>95,8</text:p>
          </table:table-cell>
          <table:table-cell table:formula="of:=[.C14]-[.C13]" office:value-type="float" office:value="-1.89999999999999">
            <text:p>-1,9</text:p>
          </table:table-cell>
          <table:table-cell table:formula="of:=ATAN([.D13]/[.B13])*360/(2*3.141592)" office:value-type="float" office:value="-1.03568170131686">
            <text:p>-1,04</text:p>
          </table:table-cell>
          <table:table-cell table:formula="of:=[.B13]+[.F12]" office:value-type="float" office:value="1261.2">
            <text:p>1261,2</text:p>
          </table:table-cell>
          <table:table-cell office:value-type="float" office:value="9">
            <text:p>9</text:p>
          </table:table-cell>
          <table:table-cell office:value-type="float" office:value="83.92">
            <text:p>83,92</text:p>
          </table:table-cell>
          <table:table-cell office:value-type="float" office:value="-1.25">
            <text:p>-1,25</text:p>
          </table:table-cell>
          <table:table-cell table:formula="of:=[.H13]+[.J12]" office:value-type="float" office:value="1121.69">
            <text:p>1121,6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4.6">
            <text:p>94,6</text:p>
          </table:table-cell>
          <table:table-cell office:value-type="float" office:value="93.9">
            <text:p>93,9</text:p>
          </table:table-cell>
          <table:table-cell table:formula="of:=[.C15]-[.C14]" office:value-type="float" office:value="0.72999999999999">
            <text:p>0,73</text:p>
          </table:table-cell>
          <table:table-cell table:formula="of:=ATAN([.D14]/[.B14])*360/(2*3.141592)" office:value-type="float" office:value="0.442125767084572">
            <text:p>0,44</text:p>
          </table:table-cell>
          <table:table-cell table:formula="of:=[.B14]+[.F13]" office:value-type="float" office:value="1355.8">
            <text:p>1355,8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-1.45">
            <text:p>-1,45</text:p>
          </table:table-cell>
          <table:table-cell table:formula="of:=[.H14]+[.J13]" office:value-type="float" office:value="1179.69">
            <text:p>1179,6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.5">
            <text:p>31,5</text:p>
          </table:table-cell>
          <table:table-cell office:value-type="float" office:value="94.63">
            <text:p>94,63</text:p>
          </table:table-cell>
          <table:table-cell table:formula="of:=[.C16]-[.C15]" office:value-type="float" office:value="0.829999999999998">
            <text:p>0,83</text:p>
          </table:table-cell>
          <table:table-cell table:formula="of:=ATAN([.D15]/[.B15])*360/(2*3.141592)" office:value-type="float" office:value="1.50934939202153">
            <text:p>1,51</text:p>
          </table:table-cell>
          <table:table-cell table:formula="of:=[.B15]+[.F14]" office:value-type="float" office:value="1387.3">
            <text:p>1387,3</text:p>
          </table:table-cell>
          <table:table-cell office:value-type="float" office:value="11">
            <text:p>11</text:p>
          </table:table-cell>
          <table:table-cell office:value-type="float" office:value="91.89">
            <text:p>91,89</text:p>
          </table:table-cell>
          <table:table-cell office:value-type="float" office:value="-1.04">
            <text:p>-1,04</text:p>
          </table:table-cell>
          <table:table-cell table:formula="of:=[.H15]+[.J14]" office:value-type="float" office:value="1271.58">
            <text:p>1271,5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.5">
            <text:p>52,5</text:p>
          </table:table-cell>
          <table:table-cell office:value-type="float" office:value="95.46">
            <text:p>95,46</text:p>
          </table:table-cell>
          <table:table-cell table:formula="of:=[.C17]-[.C16]" office:value-type="float" office:value="1.96000000000001">
            <text:p>1,96</text:p>
          </table:table-cell>
          <table:table-cell table:formula="of:=ATAN([.D16]/[.B16])*360/(2*3.141592)" office:value-type="float" office:value="2.13804992693447">
            <text:p>2,14</text:p>
          </table:table-cell>
          <table:table-cell table:formula="of:=[.B16]+[.F15]" office:value-type="float" office:value="1439.8">
            <text:p>1439,8</text:p>
          </table:table-cell>
          <table:table-cell office:value-type="float" office:value="12">
            <text:p>12</text:p>
          </table:table-cell>
          <table:table-cell office:value-type="float" office:value="53.89">
            <text:p>53,89</text:p>
          </table:table-cell>
          <table:table-cell office:value-type="float" office:value="0.44">
            <text:p>0,44</text:p>
          </table:table-cell>
          <table:table-cell table:formula="of:=[.H16]+[.J15]" office:value-type="float" office:value="1325.47">
            <text:p>1325,4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2.5">
            <text:p>52,5</text:p>
          </table:table-cell>
          <table:table-cell office:value-type="float" office:value="97.42">
            <text:p>97,42</text:p>
          </table:table-cell>
          <table:table-cell table:formula="of:=[.C18]-[.C17]" office:value-type="float" office:value="0.390000000000001">
            <text:p>0,39</text:p>
          </table:table-cell>
          <table:table-cell table:formula="of:=ATAN([.D17]/[.B17])*360/(2*3.141592)" office:value-type="float" office:value="0.425618050276932">
            <text:p>0,43</text:p>
          </table:table-cell>
          <table:table-cell table:formula="of:=[.B17]+[.F16]" office:value-type="float" office:value="1492.3">
            <text:p>1492,3</text:p>
          </table:table-cell>
          <table:table-cell office:value-type="float" office:value="13">
            <text:p>13</text:p>
          </table:table-cell>
          <table:table-cell office:value-type="float" office:value="50.7">
            <text:p>50,7</text:p>
          </table:table-cell>
          <table:table-cell office:value-type="float" office:value="1.51">
            <text:p>1,51</text:p>
          </table:table-cell>
          <table:table-cell table:formula="of:=[.H17]+[.J16]" office:value-type="float" office:value="1376.17">
            <text:p>1376,1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2.5">
            <text:p>52,5</text:p>
          </table:table-cell>
          <table:table-cell office:value-type="float" office:value="97.81">
            <text:p>97,81</text:p>
          </table:table-cell>
          <table:table-cell table:formula="of:=[.C19]-[.C18]" office:value-type="float" office:value="-1.12">
            <text:p>-1,12</text:p>
          </table:table-cell>
          <table:table-cell table:formula="of:=ATAN([.D18]/[.B18])*360/(2*3.141592)" office:value-type="float" office:value="-1.22212483887117">
            <text:p>-1,22</text:p>
          </table:table-cell>
          <table:table-cell table:formula="of:=[.B18]+[.F17]" office:value-type="float" office:value="1544.8">
            <text:p>1544,8</text:p>
          </table:table-cell>
          <table:table-cell office:value-type="float" office:value="14">
            <text:p>14</text:p>
          </table:table-cell>
          <table:table-cell office:value-type="float" office:value="80.71">
            <text:p>80,71</text:p>
          </table:table-cell>
          <table:table-cell office:value-type="float" office:value="2.14">
            <text:p>2,14</text:p>
          </table:table-cell>
          <table:table-cell table:formula="of:=[.H18]+[.J17]" office:value-type="float" office:value="1456.88">
            <text:p>1456,8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5.1">
            <text:p>105,1</text:p>
          </table:table-cell>
          <table:table-cell office:value-type="float" office:value="96.69">
            <text:p>96,69</text:p>
          </table:table-cell>
          <table:table-cell table:formula="of:=[.C20]-[.C19]" office:value-type="float" office:value="-1.05">
            <text:p>-1,05</text:p>
          </table:table-cell>
          <table:table-cell table:formula="of:=ATAN([.D19]/[.B19])*360/(2*3.141592)" office:value-type="float" office:value="-0.572393716329349">
            <text:p>-0,57</text:p>
          </table:table-cell>
          <table:table-cell table:formula="of:=[.B19]+[.F18]" office:value-type="float" office:value="1649.9">
            <text:p>1649,9</text:p>
          </table:table-cell>
          <table:table-cell office:value-type="float" office:value="15">
            <text:p>15</text:p>
          </table:table-cell>
          <table:table-cell office:value-type="float" office:value="72.75">
            <text:p>72,75</text:p>
          </table:table-cell>
          <table:table-cell office:value-type="float" office:value="-1.25">
            <text:p>-1,25</text:p>
          </table:table-cell>
          <table:table-cell table:formula="of:=[.H19]+[.J18]" office:value-type="float" office:value="1529.63">
            <text:p>1529,6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5.1">
            <text:p>105,1</text:p>
          </table:table-cell>
          <table:table-cell office:value-type="float" office:value="95.64">
            <text:p>95,64</text:p>
          </table:table-cell>
          <table:table-cell table:formula="of:=[.C21]-[.C20]" office:value-type="float" office:value="-0.519999999999996">
            <text:p>-0,52</text:p>
          </table:table-cell>
          <table:table-cell table:formula="of:=ATAN([.D20]/[.B20])*360/(2*3.141592)" office:value-type="float" office:value="-0.283478291503178">
            <text:p>-0,28</text:p>
          </table:table-cell>
          <table:table-cell table:formula="of:=[.B20]+[.F19]" office:value-type="float" office:value="1755">
            <text:p>1755</text:p>
          </table:table-cell>
          <table:table-cell office:value-type="float" office:value="16">
            <text:p>16</text:p>
          </table:table-cell>
          <table:table-cell office:value-type="float" office:value="62.86">
            <text:p>62,86</text:p>
          </table:table-cell>
          <table:table-cell office:value-type="float" office:value="-1">
            <text:p>-1</text:p>
          </table:table-cell>
          <table:table-cell table:formula="of:=[.H20]+[.J19]" office:value-type="float" office:value="1592.49">
            <text:p>1592,4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0.2">
            <text:p>210,2</text:p>
          </table:table-cell>
          <table:table-cell office:value-type="float" office:value="95.12">
            <text:p>95,12</text:p>
          </table:table-cell>
          <table:table-cell table:formula="of:=[.C25]-[.C21]" office:value-type="float" office:value="-0.980000000000004">
            <text:p>-0,98</text:p>
          </table:table-cell>
          <table:table-cell table:formula="of:=ATAN([.D21]/[.B21])*360/(2*3.141592)" office:value-type="float" office:value="-0.267124018927487">
            <text:p>-0,27</text:p>
          </table:table-cell>
          <table:table-cell table:formula="of:=[.B21]+[.F20]" office:value-type="float" office:value="1965.2">
            <text:p>1965,2</text:p>
          </table:table-cell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float" office:value="-0.6">
            <text:p>-0,6</text:p>
          </table:table-cell>
          <table:table-cell table:formula="of:=[.H21]+[.J20]" office:value-type="float" office:value="1650.49">
            <text:p>1650,49</text:p>
          </table:table-cell>
        </table:table-row>
        <table:table-row table:style-name="ro1">
          <table:table-cell/>
          <table:table-cell/>
          <table:table-cell table:number-columns-repeated="2"/>
          <table:table-cell office:value-type="float" office:value="-0.27">
            <text:p>-0,27</text:p>
          </table:table-cell>
          <table:table-cell table:formula="of:=[.B22]+[.F21]" office:value-type="float" office:value="1965.2">
            <text:p>1965,2</text:p>
          </table:table-cell>
          <table:table-cell office:value-type="float" office:value="18">
            <text:p>18</text:p>
          </table:table-cell>
          <table:table-cell office:value-type="float" office:value="48.61">
            <text:p>48,61</text:p>
          </table:table-cell>
          <table:table-cell office:value-type="float" office:value="-0.4">
            <text:p>-0,4</text:p>
          </table:table-cell>
          <table:table-cell table:formula="of:=[.H22]+[.J21]" office:value-type="float" office:value="1699.1">
            <text:p>1699,1</text:p>
          </table:table-cell>
        </table:table-row>
        <table:table-row table:style-name="ro1">
          <table:table-cell/>
          <table:table-cell/>
          <table:table-cell table:number-columns-repeated="2"/>
          <table:table-cell office:value-type="float" office:value="-0.27">
            <text:p>-0,27</text:p>
          </table:table-cell>
          <table:table-cell table:formula="of:=[.B23]+[.F22]" office:value-type="float" office:value="1965.2">
            <text:p>1965,2</text:p>
          </table:table-cell>
          <table:table-cell office:value-type="float" office:value="19">
            <text:p>19</text:p>
          </table:table-cell>
          <table:table-cell office:value-type="float" office:value="45.27">
            <text:p>45,27</text:p>
          </table:table-cell>
          <table:table-cell office:value-type="float" office:value="-0.27">
            <text:p>-0,27</text:p>
          </table:table-cell>
          <table:table-cell table:formula="of:=[.H23]+[.J22]" office:value-type="float" office:value="1744.37">
            <text:p>1744,37</text:p>
          </table:table-cell>
        </table:table-row>
        <table:table-row table:style-name="ro1">
          <table:table-cell/>
          <table:table-cell/>
          <table:table-cell table:number-columns-repeated="2"/>
          <table:table-cell office:value-type="float" office:value="-0.27">
            <text:p>-0,27</text:p>
          </table:table-cell>
          <table:table-cell table:formula="of:=[.B24]+[.F23]" office:value-type="float" office:value="1965.2">
            <text:p>1965,2</text:p>
          </table:table-cell>
          <table:table-cell office:value-type="float" office:value="20">
            <text:p>20</text:p>
          </table:table-cell>
          <table:table-cell office:value-type="float" office:value="85.47">
            <text:p>85,47</text:p>
          </table:table-cell>
          <table:table-cell office:value-type="float" office:value="-0.27">
            <text:p>-0,27</text:p>
          </table:table-cell>
          <table:table-cell table:formula="of:=[.H24]+[.J23]" office:value-type="float" office:value="1829.84">
            <text:p>1829,8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10.2">
            <text:p>210,2</text:p>
          </table:table-cell>
          <table:table-cell office:value-type="float" office:value="94.14">
            <text:p>94,14</text:p>
          </table:table-cell>
          <table:table-cell table:formula="of:=[.C26]-[.C25]" office:value-type="float" office:value="-0.799999999999997">
            <text:p>-0,8</text:p>
          </table:table-cell>
          <table:table-cell table:formula="of:=ATAN([.D25]/[.B25])*360/(2*3.141592)" office:value-type="float" office:value="-0.218060950694094">
            <text:p>-0,22</text:p>
          </table:table-cell>
          <table:table-cell table:formula="of:=[.B25]+[.F24]" office:value-type="float" office:value="2175.4">
            <text:p>2175,4</text:p>
          </table:table-cell>
          <table:table-cell office:value-type="float" office:value="21">
            <text:p>21</text:p>
          </table:table-cell>
          <table:table-cell office:value-type="float" office:value="110.61">
            <text:p>110,61</text:p>
          </table:table-cell>
          <table:table-cell office:value-type="float" office:value="-0.27">
            <text:p>-0,27</text:p>
          </table:table-cell>
          <table:table-cell table:formula="of:=[.H25]+[.J24]" office:value-type="float" office:value="1940.45">
            <text:p>1940,4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5.1">
            <text:p>105,1</text:p>
          </table:table-cell>
          <table:table-cell office:value-type="float" office:value="93.34">
            <text:p>93,34</text:p>
          </table:table-cell>
          <table:table-cell table:formula="of:=[.C27]-[.C26]" office:value-type="float" office:value="-0.240000000000009">
            <text:p>-0,24</text:p>
          </table:table-cell>
          <table:table-cell table:formula="of:=ATAN([.D26]/[.B26])*360/(2*3.141592)" office:value-type="float" office:value="-0.130836974712406">
            <text:p>-0,13</text:p>
          </table:table-cell>
          <table:table-cell table:formula="of:=[.B26]+[.F25]" office:value-type="float" office:value="2280.5">
            <text:p>2280,5</text:p>
          </table:table-cell>
          <table:table-cell office:value-type="float" office:value="22">
            <text:p>22</text:p>
          </table:table-cell>
          <table:table-cell office:value-type="float" office:value="742.24">
            <text:p>742,24</text:p>
          </table:table-cell>
          <table:table-cell office:value-type="float" office:value="0">
            <text:p>0</text:p>
          </table:table-cell>
          <table:table-cell table:formula="of:=[.H26]+[.J25]" office:value-type="float" office:value="2682.69">
            <text:p>2682,6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5.1">
            <text:p>105,1</text:p>
          </table:table-cell>
          <table:table-cell office:value-type="float" office:value="93.1">
            <text:p>93,1</text:p>
          </table:table-cell>
          <table:table-cell table:formula="of:=[.C28]-[.C27]" office:value-type="float" office:value="0.150000000000006">
            <text:p>0,15</text:p>
          </table:table-cell>
          <table:table-cell table:formula="of:=ATAN([.D27]/[.B27])*360/(2*3.141592)" office:value-type="float" office:value="0.081773195809595">
            <text:p>0,08</text:p>
          </table:table-cell>
          <table:table-cell table:formula="of:=[.B27]+[.F26]" office:value-type="float" office:value="2385.6">
            <text:p>2385,6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[.H27]+[.J26]" office:value-type="float" office:value="2682.69">
            <text:p>2682,6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2.5">
            <text:p>52,5</text:p>
          </table:table-cell>
          <table:table-cell office:value-type="float" office:value="93.25">
            <text:p>93,25</text:p>
          </table:table-cell>
          <table:table-cell table:formula="of:=[.C29]-[.C28]" office:value-type="float" office:value="-0.019999999999996">
            <text:p>-0,02</text:p>
          </table:table-cell>
          <table:table-cell table:formula="of:=ATAN([.D28]/[.B28])*360/(2*3.141592)" office:value-type="float" office:value="-0.0218269671091214">
            <text:p>-0,02</text:p>
          </table:table-cell>
          <table:table-cell table:formula="of:=[.B28]+[.F27]" office:value-type="float" office:value="2438.1">
            <text:p>2438,1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[.H28]+[.J27]" office:value-type="float" office:value="2682.69">
            <text:p>2682,6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2.5">
            <text:p>52,5</text:p>
          </table:table-cell>
          <table:table-cell office:value-type="float" office:value="93.23">
            <text:p>93,23</text:p>
          </table:table-cell>
          <table:table-cell table:formula="of:=[.C30]-[.C29]" office:value-type="float" office:value="-0.0200000000000102">
            <text:p>-0,02</text:p>
          </table:table-cell>
          <table:table-cell table:formula="of:=ATAN([.D29]/[.B29])*360/(2*3.141592)" office:value-type="float" office:value="-0.0218269671091369">
            <text:p>-0,02</text:p>
          </table:table-cell>
          <table:table-cell table:formula="of:=[.B29]+[.F28]" office:value-type="float" office:value="2490.6">
            <text:p>2490,6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[.H29]+[.J28]" office:value-type="float" office:value="2682.69">
            <text:p>2682,6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5.1">
            <text:p>105,1</text:p>
          </table:table-cell>
          <table:table-cell office:value-type="float" office:value="93.21">
            <text:p>93,21</text:p>
          </table:table-cell>
          <table:table-cell table:formula="of:=[.C31]-[.C30]" office:value-type="float" office:value="0.38000000000001">
            <text:p>0,38</text:p>
          </table:table-cell>
          <table:table-cell table:formula="of:=ATAN([.D30]/[.B30])*360/(2*3.141592)" office:value-type="float" office:value="0.207158000679539">
            <text:p>0,21</text:p>
          </table:table-cell>
          <table:table-cell table:formula="of:=[.B30]+[.F29]" office:value-type="float" office:value="2595.7">
            <text:p>2595,7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[.H30]+[.J29]" office:value-type="float" office:value="2682.69">
            <text:p>2682,6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2.5">
            <text:p>52,5</text:p>
          </table:table-cell>
          <table:table-cell office:value-type="float" office:value="93.59">
            <text:p>93,59</text:p>
          </table:table-cell>
          <table:table-cell table:formula="of:=[.C32]-[.C31]" office:value-type="float" office:value="-0.0100000000000051">
            <text:p>-0,01</text:p>
          </table:table-cell>
          <table:table-cell table:formula="of:=ATAN([.D31]/[.B31])*360/(2*3.141592)" office:value-type="float" office:value="-0.0109134839505225">
            <text:p>-0,01</text:p>
          </table:table-cell>
          <table:table-cell table:formula="of:=[.B31]+[.F30]" office:value-type="float" office:value="2648.2">
            <text:p>2648,2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[.H31]+[.J30]" office:value-type="float" office:value="2682.69">
            <text:p>2682,6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2.5">
            <text:p>52,5</text:p>
          </table:table-cell>
          <table:table-cell office:value-type="float" office:value="93.58">
            <text:p>93,58</text:p>
          </table:table-cell>
          <table:table-cell table:formula="of:=[.C33]-[.C32]" office:value-type="float" office:value="0.280000000000001">
            <text:p>0,28</text:p>
          </table:table-cell>
          <table:table-cell table:formula="of:=ATAN([.D32]/[.B32])*360/(2*3.141592)" office:value-type="float" office:value="0.30557465703157">
            <text:p>0,31</text:p>
          </table:table-cell>
          <table:table-cell table:formula="of:=[.B32]+[.F31]" office:value-type="float" office:value="2700.7">
            <text:p>2700,7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[.H32]+[.J31]" office:value-type="float" office:value="2682.69">
            <text:p>2682,6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2.5">
            <text:p>52,5</text:p>
          </table:table-cell>
          <table:table-cell office:value-type="float" office:value="93.86">
            <text:p>93,86</text:p>
          </table:table-cell>
          <table:table-cell table:formula="of:=[.C34]-[.C33]" office:value-type="float" office:value="0.159999999999997">
            <text:p>0,16</text:p>
          </table:table-cell>
          <table:table-cell table:formula="of:=ATAN([.D33]/[.B33])*360/(2*3.141592)" office:value-type="float" office:value="0.174615204713743">
            <text:p>0,17</text:p>
          </table:table-cell>
          <table:table-cell table:formula="of:=[.B33]+[.F32]" office:value-type="float" office:value="2753.2">
            <text:p>2753,2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[.H33]+[.J32]" office:value-type="float" office:value="2682.69">
            <text:p>2682,6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5.1">
            <text:p>105,1</text:p>
          </table:table-cell>
          <table:table-cell office:value-type="float" office:value="94.02">
            <text:p>94,02</text:p>
          </table:table-cell>
          <table:table-cell table:formula="of:=[.C35]-[.C34]" office:value-type="float" office:value="0.670000000000002">
            <text:p>0,67</text:p>
          </table:table-cell>
          <table:table-cell table:formula="of:=ATAN([.D34]/[.B34])*360/(2*3.141592)" office:value-type="float" office:value="0.365248908205551">
            <text:p>0,37</text:p>
          </table:table-cell>
          <table:table-cell table:formula="of:=[.B34]+[.F33]" office:value-type="float" office:value="2858.3">
            <text:p>2858,3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[.H34]+[.J33]" office:value-type="float" office:value="2682.69">
            <text:p>2682,6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5.1">
            <text:p>105,1</text:p>
          </table:table-cell>
          <table:table-cell office:value-type="float" office:value="94.69">
            <text:p>94,69</text:p>
          </table:table-cell>
          <table:table-cell table:formula="of:=[.C36]-[.C35]" office:value-type="float" office:value="-0.0900000000000034">
            <text:p>-0,09</text:p>
          </table:table-cell>
          <table:table-cell table:formula="of:=ATAN([.D35]/[.B35])*360/(2*3.141592)" office:value-type="float" office:value="-0.0490639388062675">
            <text:p>-0,05</text:p>
          </table:table-cell>
          <table:table-cell table:formula="of:=[.B35]+[.F34]" office:value-type="float" office:value="2963.4">
            <text:p>2963,4</text:p>
          </table:table-cell>
          <table:table-cell office:value-type="float" office:value="23">
            <text:p>23</text:p>
          </table:table-cell>
          <table:table-cell office:value-type="float" office:value="64.44">
            <text:p>64,44</text:p>
          </table:table-cell>
          <table:table-cell office:value-type="float" office:value="0.07">
            <text:p>0,07</text:p>
          </table:table-cell>
          <table:table-cell table:formula="of:=[.H35]+[.J34]" office:value-type="float" office:value="2747.13">
            <text:p>2747,1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5.1">
            <text:p>105,1</text:p>
          </table:table-cell>
          <table:table-cell office:value-type="float" office:value="94.6">
            <text:p>94,6</text:p>
          </table:table-cell>
          <table:table-cell table:formula="of:=[.C38]-[.C36]" office:value-type="float" office:value="-0.72999999999999">
            <text:p>-0,73</text:p>
          </table:table-cell>
          <table:table-cell table:formula="of:=ATAN([.D36]/[.B36])*360/(2*3.141592)" office:value-type="float" office:value="-0.397956756932899">
            <text:p>-0,4</text:p>
          </table:table-cell>
          <table:table-cell table:formula="of:=[.B36]+[.F35]" office:value-type="float" office:value="3068.5">
            <text:p>3068,5</text:p>
          </table:table-cell>
          <table:table-cell office:value-type="float" office:value="24">
            <text:p>24</text:p>
          </table:table-cell>
          <table:table-cell office:value-type="float" office:value="59.43">
            <text:p>59,43</text:p>
          </table:table-cell>
          <table:table-cell office:value-type="float" office:value="0.3">
            <text:p>0,3</text:p>
          </table:table-cell>
          <table:table-cell table:formula="of:=[.H36]+[.J35]" office:value-type="float" office:value="2806.56">
            <text:p>2806,56</text:p>
          </table:table-cell>
        </table:table-row>
        <table:table-row table:style-name="ro1">
          <table:table-cell/>
          <table:table-cell/>
          <table:table-cell table:number-columns-repeated="2"/>
          <table:table-cell office:value-type="float" office:value="-0.4">
            <text:p>-0,4</text:p>
          </table:table-cell>
          <table:table-cell table:formula="of:=[.B37]+[.F36]" office:value-type="float" office:value="3068.5">
            <text:p>3068,5</text:p>
          </table:table-cell>
          <table:table-cell office:value-type="float" office:value="25">
            <text:p>25</text:p>
          </table:table-cell>
          <table:table-cell office:value-type="float" office:value="55.99">
            <text:p>55,99</text:p>
          </table:table-cell>
          <table:table-cell office:value-type="float" office:value="0.4">
            <text:p>0,4</text:p>
          </table:table-cell>
          <table:table-cell table:formula="of:=[.H37]+[.J36]" office:value-type="float" office:value="2862.55">
            <text:p>2862,5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5.1">
            <text:p>105,1</text:p>
          </table:table-cell>
          <table:table-cell office:value-type="float" office:value="93.87">
            <text:p>93,87</text:p>
          </table:table-cell>
          <table:table-cell table:formula="of:=[.C39]-[.C38]" office:value-type="float" office:value="-0.150000000000006">
            <text:p>-0,15</text:p>
          </table:table-cell>
          <table:table-cell table:formula="of:=ATAN([.D38]/[.B38])*360/(2*3.141592)" office:value-type="float" office:value="-0.081773195809595">
            <text:p>-0,08</text:p>
          </table:table-cell>
          <table:table-cell table:formula="of:=[.B38]+[.F37]" office:value-type="float" office:value="3173.6">
            <text:p>3173,6</text:p>
          </table:table-cell>
          <table:table-cell office:value-type="float" office:value="26">
            <text:p>26</text:p>
          </table:table-cell>
          <table:table-cell office:value-type="float" office:value="103.9">
            <text:p>103,9</text:p>
          </table:table-cell>
          <table:table-cell office:value-type="float" office:value="-0.2">
            <text:p>-0,2</text:p>
          </table:table-cell>
          <table:table-cell table:formula="of:=[.H38]+[.J37]" office:value-type="float" office:value="2966.45">
            <text:p>2966,4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2.5">
            <text:p>52,5</text:p>
          </table:table-cell>
          <table:table-cell office:value-type="float" office:value="93.72">
            <text:p>93,72</text:p>
          </table:table-cell>
          <table:table-cell table:formula="of:=[.C40]-[.C39]" office:value-type="float" office:value="0.540000000000006">
            <text:p>0,54</text:p>
          </table:table-cell>
          <table:table-cell table:formula="of:=ATAN([.D39]/[.B39])*360/(2*3.141592)" office:value-type="float" office:value="0.589307358936956">
            <text:p>0,59</text:p>
          </table:table-cell>
          <table:table-cell table:formula="of:=[.B39]+[.F38]" office:value-type="float" office:value="3226.1">
            <text:p>3226,1</text:p>
          </table:table-cell>
          <table:table-cell office:value-type="float" office:value="27">
            <text:p>27</text:p>
          </table:table-cell>
          <table:table-cell office:value-type="float" office:value="65.24">
            <text:p>65,24</text:p>
          </table:table-cell>
          <table:table-cell office:value-type="float" office:value="-0.3">
            <text:p>-0,3</text:p>
          </table:table-cell>
          <table:table-cell table:formula="of:=[.H39]+[.J38]" office:value-type="float" office:value="3031.69">
            <text:p>3031,6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2.5">
            <text:p>52,5</text:p>
          </table:table-cell>
          <table:table-cell office:value-type="float" office:value="94.26">
            <text:p>94,26</text:p>
          </table:table-cell>
          <table:table-cell table:formula="of:=[.C41]-[.C40]" office:value-type="float" office:value="0.549999999999997">
            <text:p>0,55</text:p>
          </table:table-cell>
          <table:table-cell table:formula="of:=ATAN([.D40]/[.B40])*360/(2*3.141592)" office:value-type="float" office:value="0.600219667030619">
            <text:p>0,6</text:p>
          </table:table-cell>
          <table:table-cell table:formula="of:=[.B40]+[.F39]" office:value-type="float" office:value="3278.6">
            <text:p>3278,6</text:p>
          </table:table-cell>
          <table:table-cell office:value-type="float" office:value="28">
            <text:p>28</text:p>
          </table:table-cell>
          <table:table-cell office:value-type="float" office:value="74.14">
            <text:p>74,14</text:p>
          </table:table-cell>
          <table:table-cell office:value-type="float" office:value="-0.3">
            <text:p>-0,3</text:p>
          </table:table-cell>
          <table:table-cell table:formula="of:=[.H40]+[.J39]" office:value-type="float" office:value="3105.83">
            <text:p>3105,8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7.8">
            <text:p>57,8</text:p>
          </table:table-cell>
          <table:table-cell office:value-type="float" office:value="94.81">
            <text:p>94,81</text:p>
          </table:table-cell>
          <table:table-cell table:formula="of:=[.C43]-[.C41]" office:value-type="float" office:value="0.269999999999996">
            <text:p>0,27</text:p>
          </table:table-cell>
          <table:table-cell table:formula="of:=ATAN([.D41]/[.B41])*360/(2*3.141592)" office:value-type="float" office:value="0.267642753745882">
            <text:p>0,27</text:p>
          </table:table-cell>
          <table:table-cell table:formula="of:=[.B41]+[.F40]" office:value-type="float" office:value="3336.4">
            <text:p>3336,4</text:p>
          </table:table-cell>
          <table:table-cell office:value-type="float" office:value="29">
            <text:p>29</text:p>
          </table:table-cell>
          <table:table-cell office:value-type="float" office:value="32.52">
            <text:p>32,52</text:p>
          </table:table-cell>
          <table:table-cell office:value-type="float" office:value="-0.08">
            <text:p>-0,08</text:p>
          </table:table-cell>
          <table:table-cell table:formula="of:=[.H41]+[.J40]" office:value-type="float" office:value="3138.35">
            <text:p>3138,35</text:p>
          </table:table-cell>
        </table:table-row>
        <table:table-row table:style-name="ro1">
          <table:table-cell/>
          <table:table-cell/>
          <table:table-cell table:number-columns-repeated="2"/>
          <table:table-cell office:value-type="float" office:value="0.27">
            <text:p>0,27</text:p>
          </table:table-cell>
          <table:table-cell table:formula="of:=[.B42]+[.F41]" office:value-type="float" office:value="3336.4">
            <text:p>3336,4</text:p>
          </table:table-cell>
          <table:table-cell office:value-type="float" office:value="30">
            <text:p>30</text:p>
          </table:table-cell>
          <table:table-cell office:value-type="float" office:value="85.46">
            <text:p>85,46</text:p>
          </table:table-cell>
          <table:table-cell office:value-type="float" office:value="0.59">
            <text:p>0,59</text:p>
          </table:table-cell>
          <table:table-cell table:formula="of:=[.H42]+[.J41]" office:value-type="float" office:value="3223.81">
            <text:p>3223,8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9.3">
            <text:p>89,3</text:p>
          </table:table-cell>
          <table:table-cell office:value-type="float" office:value="95.08">
            <text:p>95,08</text:p>
          </table:table-cell>
          <table:table-cell table:formula="of:=[.C44]-[.C43]" office:value-type="float" office:value="-0.469999999999999">
            <text:p>-0,47</text:p>
          </table:table-cell>
          <table:table-cell table:formula="of:=ATAN([.D43]/[.B43])*360/(2*3.141592)" office:value-type="float" office:value="-0.301554012604809">
            <text:p>-0,3</text:p>
          </table:table-cell>
          <table:table-cell table:formula="of:=[.B43]+[.F42]" office:value-type="float" office:value="3425.7">
            <text:p>3425,7</text:p>
          </table:table-cell>
          <table:table-cell office:value-type="float" office:value="31">
            <text:p>31</text:p>
          </table:table-cell>
          <table:table-cell office:value-type="float" office:value="52.72">
            <text:p>52,72</text:p>
          </table:table-cell>
          <table:table-cell office:value-type="float" office:value="0.6">
            <text:p>0,6</text:p>
          </table:table-cell>
          <table:table-cell table:formula="of:=[.H43]+[.J42]" office:value-type="float" office:value="3276.53">
            <text:p>3276,5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5.1">
            <text:p>105,1</text:p>
          </table:table-cell>
          <table:table-cell office:value-type="float" office:value="94.61">
            <text:p>94,61</text:p>
          </table:table-cell>
          <table:table-cell table:formula="of:=[.C45]-[.C44]" office:value-type="float" office:value="0.320000000000007">
            <text:p>0,32</text:p>
          </table:table-cell>
          <table:table-cell table:formula="of:=ATAN([.D44]/[.B44])*360/(2*3.141592)" office:value-type="float" office:value="0.1744490637765">
            <text:p>0,17</text:p>
          </table:table-cell>
          <table:table-cell table:formula="of:=[.B44]+[.F43]" office:value-type="float" office:value="3530.8">
            <text:p>3530,8</text:p>
          </table:table-cell>
          <table:table-cell office:value-type="float" office:value="32">
            <text:p>32</text:p>
          </table:table-cell>
          <table:table-cell office:value-type="float" office:value="189.46">
            <text:p>189,46</text:p>
          </table:table-cell>
          <table:table-cell office:value-type="float" office:value="-0.25">
            <text:p>-0,25</text:p>
          </table:table-cell>
          <table:table-cell table:formula="of:=[.H44]+[.J43]" office:value-type="float" office:value="3465.99">
            <text:p>3465,9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5.1">
            <text:p>105,1</text:p>
          </table:table-cell>
          <table:table-cell office:value-type="float" office:value="94.93">
            <text:p>94,93</text:p>
          </table:table-cell>
          <table:table-cell table:formula="of:=[.C46]-[.C45]" office:value-type="float" office:value="-0.13000000000001">
            <text:p>-0,13</text:p>
          </table:table-cell>
          <table:table-cell table:formula="of:=ATAN([.D45]/[.B45])*360/(2*3.141592)" office:value-type="float" office:value="-0.0708701150113154">
            <text:p>-0,07</text:p>
          </table:table-cell>
          <table:table-cell table:formula="of:=[.B45]+[.F44]" office:value-type="float" office:value="3635.9">
            <text:p>3635,9</text:p>
          </table:table-cell>
          <table:table-cell office:value-type="float" office:value="33">
            <text:p>33</text:p>
          </table:table-cell>
          <table:table-cell office:value-type="float" office:value="58.37">
            <text:p>58,37</text:p>
          </table:table-cell>
          <table:table-cell office:value-type="float" office:value="0.27">
            <text:p>0,27</text:p>
          </table:table-cell>
          <table:table-cell table:formula="of:=[.H45]+[.J44]" office:value-type="float" office:value="3524.36">
            <text:p>3524,3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5.1">
            <text:p>105,1</text:p>
          </table:table-cell>
          <table:table-cell office:value-type="float" office:value="94.8">
            <text:p>94,8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32.35">
            <text:p>32,35</text:p>
          </table:table-cell>
          <table:table-cell office:value-type="float" office:value="0.15">
            <text:p>0,15</text:p>
          </table:table-cell>
          <table:table-cell table:formula="of:=[.H46]+[.J45]" office:value-type="float" office:value="3556.71">
            <text:p>3556,71</text:p>
          </table:table-cell>
        </table:table-row>
        <table:table-row table:style-name="ro1">
          <table:table-cell table:number-columns-repeated="6"/>
          <table:table-cell office:value-type="float" office:value="35">
            <text:p>35</text:p>
          </table:table-cell>
          <table:table-cell office:value-type="float" office:value="62.49">
            <text:p>62,49</text:p>
          </table:table-cell>
          <table:table-cell office:value-type="float" office:value="0">
            <text:p>0</text:p>
          </table:table-cell>
          <table:table-cell table:formula="of:=[.H47]+[.J46]" office:value-type="float" office:value="3619.2">
            <text:p>3619,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>
            <draw:frame table:end-cell-address="Feuille1.R73" table:end-x="0.254cm" table:end-y="0.192cm" draw:z-index="0" draw:style-name="gr1" svg:width="41.678cm" svg:height="10.785cm" svg:x="1.714cm" svg:y="0.246cm">
              <draw:object draw:notify-on-update-of-ranges="Feuille1.F2:Feuille1.F45 Feuille1.F2:Feuille1.F2 Feuille1.E2:Feuille1.E45 Feuille1.J2:Feuille1.J47 Feuille1.I2:Feuille1.I4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8">08/12/2011</text:date>, <text:time>16:4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8T14:41:19.32</meta:creation-date>
    <dc:date>2011-12-08T16:46:06.20</dc:date>
    <meta:editing-duration>PT00H22M42S</meta:editing-duration>
    <meta:editing-cycles>4</meta:editing-cycles>
    <meta:generator>OpenOffice.org/3.2$Win32 OpenOffice.org_project/320m12$Build-9483</meta:generator>
    <meta:document-statistic meta:table-count="3" meta:cell-count="4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1.679cm" svg:height="10.786cm" xlink:href=".." chart:class="chart:scatter" chart:column-mapping="1" chart:style-name="ch1">
        <chart:legend chart:legend-position="end" svg:x="39.032cm" svg:y="4.872cm" chart:style-name="ch2"/>
        <chart:plot-area chart:style-name="ch3" table:cell-range-address="Feuille1.E2:Feuille1.F45 Feuille1.I2:Feuille1.I47" svg:x="0.833cm" svg:y="0.215cm" svg:width="32.074cm" svg:height="10.13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E2:Feuille1.E45" chart:label-cell-address="Feuille1.F2:Feuille1.F2" chart:class="chart:scatter">
            <chart:domain table:cell-range-address="Feuille1.F2:Feuille1.F45"/>
            <chart:data-point chart:repeated="44"/>
          </chart:series>
          <chart:series chart:style-name="ch7" chart:values-cell-range-address="Feuille1.I2:Feuille1.I47" chart:class="chart:scatter">
            <chart:domain table:cell-range-address="Feuille1.J2:Feuille1.J47"/>
            <chart:data-point chart:repeated="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 text:id="Feuille1.F2:Feuille1.F2">105,1</text:p>
              </table:table-cell>
              <table:table-cell office:value-type="string">
                <text:p>Colonne J</text:p>
              </table:table-cell>
              <table:table-cell office:value-type="string">
                <text:p>Colonne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.1">
                <text:p text:id="Feuille1.F2:Feuille1.F45">105.1</text:p>
              </table:table-cell>
              <table:table-cell office:value-type="float" office:value="0.0272577483875453">
                <text:p text:id="Feuille1.E2:Feuille1.E45">0.0272577483875453</text:p>
              </table:table-cell>
              <table:table-cell office:value-type="float" office:value="280.73">
                <text:p text:id="Feuille1.J2:Feuille1.J47">280.73</text:p>
              </table:table-cell>
              <table:table-cell office:value-type="float" office:value="-0.12">
                <text:p text:id="Feuille1.I2:Feuille1.I47">-0.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0.2">
                <text:p>210.2</text:p>
              </table:table-cell>
              <table:table-cell office:value-type="float" office:value="-0.348894893237156">
                <text:p>-0.348894893237156</text:p>
              </table:table-cell>
              <table:table-cell office:value-type="float" office:value="280.73">
                <text:p>280.73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5.3">
                <text:p>315.3</text:p>
              </table:table-cell>
              <table:table-cell office:value-type="float" office:value="-0.0545154844368201">
                <text:p>-0.0545154844368201</text:p>
              </table:table-cell>
              <table:table-cell office:value-type="float" office:value="280.73">
                <text:p>280.73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0.4">
                <text:p>420.4</text:p>
              </table:table-cell>
              <table:table-cell office:value-type="float" office:value="0.163546058487687">
                <text:p>0.163546058487687</text:p>
              </table:table-cell>
              <table:table-cell office:value-type="float" office:value="376.87">
                <text:p>376.8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5.5">
                <text:p>525.5</text:p>
              </table:table-cell>
              <table:table-cell office:value-type="float" office:value="0.234415345858185">
                <text:p>0.234415345858185</text:p>
              </table:table-cell>
              <table:table-cell office:value-type="float" office:value="423.14">
                <text:p>423.1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0.6">
                <text:p>630.6</text:p>
              </table:table-cell>
              <table:table-cell office:value-type="float" office:value="0.256221146197226">
                <text:p>0.256221146197226</text:p>
              </table:table-cell>
              <table:table-cell office:value-type="float" office:value="511.84">
                <text:p>511.8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5.7">
                <text:p>735.7</text:p>
              </table:table-cell>
              <table:table-cell office:value-type="float" office:value="0.577844717156856">
                <text:p>0.577844717156856</text:p>
              </table:table-cell>
              <table:table-cell office:value-type="float" office:value="723.22">
                <text:p>723.22</text:p>
              </table:table-cell>
              <table:table-cell office:value-type="float" office:value="0.55875950270295">
                <text:p>0.558759502702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0.8">
                <text:p>840.8</text:p>
              </table:table-cell>
              <table:table-cell office:value-type="float" office:value="0.823127430300862">
                <text:p>0.823127430300862</text:p>
              </table:table-cell>
              <table:table-cell office:value-type="float" office:value="723.22">
                <text:p>723.2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45.9">
                <text:p>945.9</text:p>
              </table:table-cell>
              <table:table-cell office:value-type="float" office:value="0.479725197362523">
                <text:p>0.479725197362523</text:p>
              </table:table-cell>
              <table:table-cell office:value-type="float" office:value="856.54">
                <text:p>856.5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51">
                <text:p>1051</text:p>
              </table:table-cell>
              <table:table-cell office:value-type="float" office:value="-0.163546058487695">
                <text:p>-0.163546058487695</text:p>
              </table:table-cell>
              <table:table-cell office:value-type="float" office:value="943.47">
                <text:p>943.47</text:p>
              </table:table-cell>
              <table:table-cell office:value-type="float" office:value="0.594192608341969">
                <text:p>0.5941926083419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6.1">
                <text:p>1156.1</text:p>
              </table:table-cell>
              <table:table-cell office:value-type="float" office:value="-1.44980281598678">
                <text:p>-1.44980281598678</text:p>
              </table:table-cell>
              <table:table-cell office:value-type="float" office:value="1037.77">
                <text:p>1037.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61.2">
                <text:p>1261.2</text:p>
              </table:table-cell>
              <table:table-cell office:value-type="float" office:value="-1.03568170131686">
                <text:p>-1.03568170131686</text:p>
              </table:table-cell>
              <table:table-cell office:value-type="float" office:value="1121.69">
                <text:p>1121.69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5.8">
                <text:p>1355.8</text:p>
              </table:table-cell>
              <table:table-cell office:value-type="float" office:value="0.442125767084572">
                <text:p>0.442125767084572</text:p>
              </table:table-cell>
              <table:table-cell office:value-type="float" office:value="1179.69">
                <text:p>1179.69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87.3">
                <text:p>1387.3</text:p>
              </table:table-cell>
              <table:table-cell office:value-type="float" office:value="1.50934939202153">
                <text:p>1.50934939202153</text:p>
              </table:table-cell>
              <table:table-cell office:value-type="float" office:value="1271.58">
                <text:p>1271.58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39.8">
                <text:p>1439.8</text:p>
              </table:table-cell>
              <table:table-cell office:value-type="float" office:value="2.13804992693447">
                <text:p>2.13804992693447</text:p>
              </table:table-cell>
              <table:table-cell office:value-type="float" office:value="1325.47">
                <text:p>1325.4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92.3">
                <text:p>1492.3</text:p>
              </table:table-cell>
              <table:table-cell office:value-type="float" office:value="0.425618050276932">
                <text:p>0.425618050276932</text:p>
              </table:table-cell>
              <table:table-cell office:value-type="float" office:value="1376.17">
                <text:p>1376.17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44.8">
                <text:p>1544.8</text:p>
              </table:table-cell>
              <table:table-cell office:value-type="float" office:value="-1.22212483887117">
                <text:p>-1.22212483887117</text:p>
              </table:table-cell>
              <table:table-cell office:value-type="float" office:value="1456.88">
                <text:p>1456.88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9.9">
                <text:p>1649.9</text:p>
              </table:table-cell>
              <table:table-cell office:value-type="float" office:value="-0.572393716329349">
                <text:p>-0.572393716329349</text:p>
              </table:table-cell>
              <table:table-cell office:value-type="float" office:value="1529.63">
                <text:p>1529.63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55">
                <text:p>1755</text:p>
              </table:table-cell>
              <table:table-cell office:value-type="float" office:value="-0.283478291503178">
                <text:p>-0.283478291503178</text:p>
              </table:table-cell>
              <table:table-cell office:value-type="float" office:value="1592.49">
                <text:p>1592.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65.2">
                <text:p>1965.2</text:p>
              </table:table-cell>
              <table:table-cell office:value-type="float" office:value="-0.267124018927487">
                <text:p>-0.267124018927487</text:p>
              </table:table-cell>
              <table:table-cell office:value-type="float" office:value="1650.49">
                <text:p>1650.49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65.2">
                <text:p>1965.2</text:p>
              </table:table-cell>
              <table:table-cell office:value-type="float" office:value="-0.27">
                <text:p>-0.27</text:p>
              </table:table-cell>
              <table:table-cell office:value-type="float" office:value="1699.1">
                <text:p>1699.1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65.2">
                <text:p>1965.2</text:p>
              </table:table-cell>
              <table:table-cell office:value-type="float" office:value="-0.27">
                <text:p>-0.27</text:p>
              </table:table-cell>
              <table:table-cell office:value-type="float" office:value="1744.37">
                <text:p>1744.37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65.2">
                <text:p>1965.2</text:p>
              </table:table-cell>
              <table:table-cell office:value-type="float" office:value="-0.27">
                <text:p>-0.27</text:p>
              </table:table-cell>
              <table:table-cell office:value-type="float" office:value="1829.84">
                <text:p>1829.84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75.4">
                <text:p>2175.4</text:p>
              </table:table-cell>
              <table:table-cell office:value-type="float" office:value="-0.218060950694094">
                <text:p>-0.218060950694094</text:p>
              </table:table-cell>
              <table:table-cell office:value-type="float" office:value="1940.45">
                <text:p>1940.45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80.5">
                <text:p>2280.5</text:p>
              </table:table-cell>
              <table:table-cell office:value-type="float" office:value="-0.130836974712406">
                <text:p>-0.130836974712406</text:p>
              </table:table-cell>
              <table:table-cell office:value-type="float" office:value="2682.69">
                <text:p>2682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85.6">
                <text:p>2385.6</text:p>
              </table:table-cell>
              <table:table-cell office:value-type="float" office:value="0.081773195809595">
                <text:p>0.081773195809595</text:p>
              </table:table-cell>
              <table:table-cell office:value-type="float" office:value="2682.69">
                <text:p>2682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38.1">
                <text:p>2438.1</text:p>
              </table:table-cell>
              <table:table-cell office:value-type="float" office:value="-0.0218269671091214">
                <text:p>-0.0218269671091214</text:p>
              </table:table-cell>
              <table:table-cell office:value-type="float" office:value="2682.69">
                <text:p>2682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90.6">
                <text:p>2490.6</text:p>
              </table:table-cell>
              <table:table-cell office:value-type="float" office:value="-0.0218269671091369">
                <text:p>-0.0218269671091369</text:p>
              </table:table-cell>
              <table:table-cell office:value-type="float" office:value="2682.69">
                <text:p>2682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95.7">
                <text:p>2595.7</text:p>
              </table:table-cell>
              <table:table-cell office:value-type="float" office:value="0.207158000679539">
                <text:p>0.207158000679539</text:p>
              </table:table-cell>
              <table:table-cell office:value-type="float" office:value="2682.69">
                <text:p>2682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48.2">
                <text:p>2648.2</text:p>
              </table:table-cell>
              <table:table-cell office:value-type="float" office:value="-0.0109134839505225">
                <text:p>-0.0109134839505225</text:p>
              </table:table-cell>
              <table:table-cell office:value-type="float" office:value="2682.69">
                <text:p>2682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00.7">
                <text:p>2700.7</text:p>
              </table:table-cell>
              <table:table-cell office:value-type="float" office:value="0.30557465703157">
                <text:p>0.30557465703157</text:p>
              </table:table-cell>
              <table:table-cell office:value-type="float" office:value="2682.69">
                <text:p>2682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53.2">
                <text:p>2753.2</text:p>
              </table:table-cell>
              <table:table-cell office:value-type="float" office:value="0.174615204713743">
                <text:p>0.174615204713743</text:p>
              </table:table-cell>
              <table:table-cell office:value-type="float" office:value="2682.69">
                <text:p>2682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58.3">
                <text:p>2858.3</text:p>
              </table:table-cell>
              <table:table-cell office:value-type="float" office:value="0.365248908205551">
                <text:p>0.365248908205551</text:p>
              </table:table-cell>
              <table:table-cell office:value-type="float" office:value="2682.69">
                <text:p>2682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63.4">
                <text:p>2963.4</text:p>
              </table:table-cell>
              <table:table-cell office:value-type="float" office:value="-0.0490639388062675">
                <text:p>-0.0490639388062675</text:p>
              </table:table-cell>
              <table:table-cell office:value-type="float" office:value="2747.13">
                <text:p>2747.1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68.5">
                <text:p>3068.5</text:p>
              </table:table-cell>
              <table:table-cell office:value-type="float" office:value="-0.397956756932899">
                <text:p>-0.397956756932899</text:p>
              </table:table-cell>
              <table:table-cell office:value-type="float" office:value="2806.56">
                <text:p>2806.5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8.5">
                <text:p>3068.5</text:p>
              </table:table-cell>
              <table:table-cell office:value-type="float" office:value="-0.4">
                <text:p>-0.4</text:p>
              </table:table-cell>
              <table:table-cell office:value-type="float" office:value="2862.55">
                <text:p>2862.5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73.6">
                <text:p>3173.6</text:p>
              </table:table-cell>
              <table:table-cell office:value-type="float" office:value="-0.081773195809595">
                <text:p>-0.081773195809595</text:p>
              </table:table-cell>
              <table:table-cell office:value-type="float" office:value="2966.45">
                <text:p>2966.4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26.1">
                <text:p>3226.1</text:p>
              </table:table-cell>
              <table:table-cell office:value-type="float" office:value="0.589307358936956">
                <text:p>0.589307358936956</text:p>
              </table:table-cell>
              <table:table-cell office:value-type="float" office:value="3031.69">
                <text:p>3031.69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78.6">
                <text:p>3278.6</text:p>
              </table:table-cell>
              <table:table-cell office:value-type="float" office:value="0.600219667030619">
                <text:p>0.600219667030619</text:p>
              </table:table-cell>
              <table:table-cell office:value-type="float" office:value="3105.83">
                <text:p>3105.8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36.4">
                <text:p>3336.4</text:p>
              </table:table-cell>
              <table:table-cell office:value-type="float" office:value="0.267642753745882">
                <text:p>0.267642753745882</text:p>
              </table:table-cell>
              <table:table-cell office:value-type="float" office:value="3138.35">
                <text:p>3138.35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36.4">
                <text:p>3336.4</text:p>
              </table:table-cell>
              <table:table-cell office:value-type="float" office:value="0.27">
                <text:p>0.27</text:p>
              </table:table-cell>
              <table:table-cell office:value-type="float" office:value="3223.81">
                <text:p>3223.81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25.7">
                <text:p>3425.7</text:p>
              </table:table-cell>
              <table:table-cell office:value-type="float" office:value="-0.301554012604809">
                <text:p>-0.301554012604809</text:p>
              </table:table-cell>
              <table:table-cell office:value-type="float" office:value="3276.53">
                <text:p>3276.5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30.8">
                <text:p>3530.8</text:p>
              </table:table-cell>
              <table:table-cell office:value-type="float" office:value="0.1744490637765">
                <text:p>0.1744490637765</text:p>
              </table:table-cell>
              <table:table-cell office:value-type="float" office:value="3465.99">
                <text:p>3465.9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35.9">
                <text:p>3635.9</text:p>
              </table:table-cell>
              <table:table-cell office:value-type="float" office:value="-0.0708701150113154">
                <text:p>-0.0708701150113154</text:p>
              </table:table-cell>
              <table:table-cell office:value-type="float" office:value="3524.36">
                <text:p>3524.3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556.71">
                <text:p>3556.7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619.2">
                <text:p>3619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